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665in" loext:contextual-spacing="false" fo:line-height="150%" fo:text-align="justify" style:justify-single-word="false" style:page-number="1"/>
    </style:style>
    <style:style style:name="P2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50%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50%" fo:text-align="justify" style:justify-single-word="fals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50%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.1665in" loext:contextual-spacing="false" fo:line-height="150%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665in" loext:contextual-spacing="false" fo:line-height="150%" fo:text-align="justify" style:justify-single-word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.1665in" loext:contextual-spacing="false" fo:line-height="150%" fo:text-align="justify" style:justify-single-word="false" fo:text-indent="-0.25in" style:auto-text-indent="false"/>
    </style:style>
    <style:style style:name="P12" style:family="paragraph" style:parent-style-name="Heading_20_3">
      <style:paragraph-properties fo:margin-top="0.1945in" fo:margin-bottom="0.0555in" loext:contextual-spacing="false" fo:line-height="150%" fo:text-align="justify" style:justify-single-word="false" fo:keep-together="auto" fo:keep-with-next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TROSPECTIVA DEL PROYECTO</text:span></text:p>
      <text:p text:style-name="P2"><text:span text:style-name="T1">Fecha:</text:span><text:span text:style-name="T2"> 24/03/2025</text:span></text:p>
      <text:p text:style-name="P2"><text:span text:style-name="T1">Equipo:</text:span><text:span text:style-name="T2"> Adam Acuña, Jason Madrigal, Jeycob Barrientos</text:span></text:p>
      <text:p text:style-name="P2"><text:span text:style-name="T1">Proyecto:</text:span><text:span text:style-name="T2"> SIGESA</text:span></text:p>
      <text:p text:style-name="P12"><text:bookmark text:name="_p5o7559c3x4v"/><text:span text:style-name="T3">1. Introducción</text:span></text:p>
      <text:p text:style-name="P2"><text:span text:style-name="T2">La retrospectiva tiene como objetivo analizar el desempeño del equipo durante el desarrollo del proyecto, identificando aspectos positivos, áreas de mejora y oportunidades de optimización en futuros ciclos de trabajo.</text:span></text:p>
      <text:p text:style-name="P12"><text:bookmark text:name="_ywaw11t3iv79"/><text:span text:style-name="T3">2. Cosas que se hicieron bien</text:span></text:p>
      <text:list xml:id="list4016632087" text:style-name="WWNum3">
        <text:list-item>
          <text:p text:style-name="P3"><text:span text:style-name="T1">Comunicación constante entre el equipo:</text:span><text:span text:style-name="T2"> Se mantuvo un flujo de comunicación eficiente, lo que permitió resolver dudas y alinear los objetivos de manera efectiva.</text:span></text:p>
        </text:list-item>
        <text:list-item>
          <text:p text:style-name="P6"><text:span text:style-name="T1">Respeto por los dailys:</text:span><text:span text:style-name="T2"> Se llevaron a cabo reuniones diarias antes de iniciar las tareas, lo que facilitó la organización y el seguimiento del progreso.</text:span></text:p>
        </text:list-item>
        <text:list-item>
          <text:p text:style-name="P9"><text:span text:style-name="T1">Revisión de código mediante Pull Requests:</text:span><text:span text:style-name="T2"> Se implementó un proceso de revisión de código a través de Pull Requests, asegurando la calidad del código antes de su integración en la rama principal.</text:span></text:p>
        </text:list-item>
      </text:list>
      <text:p text:style-name="P12"><text:bookmark text:name="_pya9o5ymktpf"/><text:span text:style-name="T3">3. Cosas que se hicieron mal</text:span></text:p>
      <text:list xml:id="list1274374111" text:style-name="WWNum1">
        <text:list-item>
          <text:p text:style-name="P4"><text:span text:style-name="T1">Mala gestión del proyecto mediante Jira:</text:span><text:span text:style-name="T2"> No se utilizó adecuadamente la herramienta Jira para la planificación y seguimiento de tareas, lo que generó desorganización en algunos momentos del proyecto.</text:span></text:p>
        </text:list-item>
        <text:list-item>
          <text:p text:style-name="P7"><text:span text:style-name="T1">Falta de documentación de pruebas:</text:span><text:span text:style-name="T2"> No se generó la documentación necesaria para justificar el proceso de pruebas realizado por el tester, lo que dificulta la trazabilidad y replicabilidad de los casos de prueba.</text:span></text:p>
        </text:list-item>
        <text:list-item>
          <text:p text:style-name="P10"><text:span text:style-name="T1">Incompletitud de tareas propuestas:</text:span><text:span text:style-name="T2"> No se logró finalizar todas las tareas planificadas, lo que impactó en los entregables y el cumplimiento de los objetivos establecidos.</text:span></text:p>
        </text:list-item>
      </text:list>
      <text:p text:style-name="P12"><text:bookmark text:name="_hjoajwsc92ls"/><text:span text:style-name="T3">4. Áreas de mejora</text:span></text:p>
      <text:list xml:id="list1901984947" text:style-name="WWNum2">
        <text:list-item>
          <text:p text:style-name="P5"><text:span text:style-name="T1">Optimización en la gestión del proyecto:</text:span><text:span text:style-name="T2"> Implementar mejores prácticas en el uso de Jira o explorar otras herramientas de gestión que se adapten mejor a las necesidades del equipo.</text:span></text:p>
        </text:list-item>
        <text:list-item>
          <text:p text:style-name="P8"><text:span text:style-name="T1">Documentación de validación de criterios de aceptación:</text:span><text:span text:style-name="T2"> Establecer un proceso formal para documentar las pruebas realizadas, asegurando que cada criterio de aceptación esté debidamente validado y registrado.</text:span></text:p>
        </text:list-item>
        <text:list-item>
          <text:p text:style-name="P11"><text:span text:style-name="T1">Planificación más realista:</text:span><text:span text:style-name="T2"> Ajustar la carga de trabajo a la capacidad real del equipo para evitar la acumulación de tareas pendientes y mejorar la eficiencia en la entrega.</text:span></text:p>
        </text:list-item>
      </text:list>
      <text:p text:style-name="P12"><text:bookmark text:name="_hezq1r8qml3k"/><text:span text:style-name="T3">5. Conclusión</text:span></text:p>
      <text:p text:style-name="P2"><text:span text:style-name="T2">A través de esta retrospectiva, se han identificado fortalezas y áreas de oportunidad en el desarrollo del proyecto. La implementación de mejoras en la gestión, documentación y planificación permitirá al equipo trabajar de manera más efectiva en futuras iteraciones, optimizando la calidad del producto y la satisfacción del equip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374" meta:character-count="2422" meta:non-whitespace-character-count="2077"/>
    <meta:generator>LibreOfficeDev/6.0.5.2$Linux_X86_64 LibreOffice_project/</meta:generator>
  </office:meta>
</office:document-meta>
</file>